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09c22" officeooo:paragraph-rsid="00109c22"/>
    </style:style>
    <style:style style:name="P2" style:family="paragraph" style:parent-style-name="Standard">
      <style:paragraph-properties fo:text-align="center" style:justify-single-word="false"/>
      <style:text-properties officeooo:rsid="00109c22" officeooo:paragraph-rsid="00109c22"/>
    </style:style>
    <style:style style:name="P3" style:family="paragraph" style:parent-style-name="Standard">
      <style:paragraph-properties fo:text-align="center" style:justify-single-word="false"/>
      <style:text-properties fo:font-size="20pt" fo:text-shadow="1pt 1pt" style:text-underline-style="none" officeooo:rsid="00109c22" officeooo:paragraph-rsid="00109c22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66b1" officeooo:paragraph-rsid="001b66b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66b1" officeooo:paragraph-rsid="0023195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66b1" officeooo:paragraph-rsid="00241dfb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66b1" officeooo:paragraph-rsid="002a54fc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1dc4e" officeooo:paragraph-rsid="0025e2a3" style:font-weight-asian="bold" style:font-weight-complex="bold"/>
    </style:style>
    <style:style style:name="P9" style:family="paragraph" style:parent-style-name="Standard">
      <style:text-properties officeooo:rsid="00121dcf" officeooo:paragraph-rsid="00121dcf"/>
    </style:style>
    <style:style style:name="P10" style:family="paragraph" style:parent-style-name="Standard">
      <style:text-properties officeooo:rsid="00121dcf" officeooo:paragraph-rsid="00241dfb"/>
    </style:style>
    <style:style style:name="P11" style:family="paragraph" style:parent-style-name="Standard">
      <style:text-properties officeooo:rsid="00197b9b" officeooo:paragraph-rsid="0025e2a3"/>
    </style:style>
    <style:style style:name="P1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31957" officeooo:paragraph-rsid="0023195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1dc4e" officeooo:paragraph-rsid="0021dc4e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1dc4e" officeooo:paragraph-rsid="0025e2a3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b66b1" officeooo:paragraph-rsid="0023f7e9" style:font-size-asian="12pt" style:font-weight-asian="bold" style:font-size-complex="12pt" style:font-weight-complex="bold"/>
    </style:style>
    <style:style style:name="P16" style:family="paragraph" style:parent-style-name="Standard">
      <style:text-properties officeooo:rsid="00262623" officeooo:paragraph-rsid="00262623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09c22" officeooo:paragraph-rsid="00109c22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0pt" fo:text-shadow="1pt 1pt" style:text-underline-style="none" officeooo:rsid="00109c22" officeooo:paragraph-rsid="00109c22" style:font-size-asian="20pt" style:font-size-complex="20pt"/>
    </style:style>
    <style:style style:name="P19" style:family="paragraph" style:parent-style-name="Standard" style:list-style-name="L1">
      <style:text-properties officeooo:paragraph-rsid="00109c22"/>
    </style:style>
    <style:style style:name="P20" style:family="paragraph" style:parent-style-name="Standard" style:list-style-name="L1">
      <style:text-properties fo:font-weight="bold" officeooo:rsid="00109c22" officeooo:paragraph-rsid="001c4151" style:font-weight-asian="bold" style:font-weight-complex="bold"/>
    </style:style>
    <style:style style:name="P21" style:family="paragraph" style:parent-style-name="Standard" style:list-style-name="L1">
      <style:text-properties fo:font-weight="bold" officeooo:rsid="00109c22" officeooo:paragraph-rsid="00109c22" style:font-weight-asian="bold" style:font-weight-complex="bold"/>
    </style:style>
    <style:style style:name="P22" style:family="paragraph" style:parent-style-name="Standard" style:list-style-name="L1">
      <style:paragraph-properties fo:text-align="center" style:justify-single-word="false"/>
      <style:text-properties fo:font-weight="bold" officeooo:rsid="001dee22" officeooo:paragraph-rsid="001dee22" style:font-weight-asian="bold" style:font-weight-complex="bold"/>
    </style:style>
    <style:style style:name="P23" style:family="paragraph" style:parent-style-name="Standard" style:list-style-name="L1">
      <style:text-properties officeooo:rsid="00124067" officeooo:paragraph-rsid="00124067"/>
    </style:style>
    <style:style style:name="P24" style:family="paragraph" style:parent-style-name="Standard" style:list-style-name="L1">
      <style:text-properties fo:font-weight="normal" officeooo:rsid="0013993c" officeooo:paragraph-rsid="0013993c" style:font-weight-asian="normal" style:font-weight-complex="normal"/>
    </style:style>
    <style:style style:name="P25" style:family="paragraph" style:parent-style-name="Standard" style:list-style-name="L1">
      <style:text-properties fo:font-weight="normal" officeooo:rsid="00262623" officeooo:paragraph-rsid="00262623" style:font-weight-asian="normal" style:font-weight-complex="normal"/>
    </style:style>
    <style:style style:name="P26" style:family="paragraph" style:parent-style-name="Standard" style:list-style-name="L1">
      <style:text-properties officeooo:rsid="00121dcf" officeooo:paragraph-rsid="00121dcf"/>
    </style:style>
    <style:style style:name="P27" style:family="paragraph" style:parent-style-name="Standard" style:list-style-name="L2">
      <style:text-properties officeooo:rsid="00121dcf" officeooo:paragraph-rsid="00231957"/>
    </style:style>
    <style:style style:name="P28" style:family="paragraph" style:parent-style-name="Standard">
      <style:text-properties officeooo:rsid="00121dcf" officeooo:paragraph-rsid="00121dcf"/>
    </style:style>
    <style:style style:name="P29" style:family="paragraph" style:parent-style-name="Standard" style:list-style-name="L2">
      <style:text-properties officeooo:rsid="00231957" officeooo:paragraph-rsid="00231957"/>
    </style:style>
    <style:style style:name="P30" style:family="paragraph" style:parent-style-name="Standard" style:list-style-name="L1">
      <style:text-properties officeooo:rsid="0014ade2" officeooo:paragraph-rsid="00241dfb"/>
    </style:style>
    <style:style style:name="P31" style:family="paragraph" style:parent-style-name="Standard" style:list-style-name="L1">
      <style:text-properties officeooo:rsid="0014ade2" officeooo:paragraph-rsid="0014ade2"/>
    </style:style>
    <style:style style:name="P32" style:family="paragraph" style:parent-style-name="Standard" style:list-style-name="L1">
      <style:text-properties officeooo:rsid="00262623" officeooo:paragraph-rsid="00262623"/>
    </style:style>
    <style:style style:name="P33" style:family="paragraph" style:parent-style-name="Standard" style:list-style-name="L1">
      <style:text-properties officeooo:rsid="00262623" officeooo:paragraph-rsid="00385de8"/>
    </style:style>
    <style:style style:name="P34" style:family="paragraph" style:parent-style-name="Standard" style:list-style-name="L1">
      <style:text-properties officeooo:rsid="0029e2be" officeooo:paragraph-rsid="002dcd19"/>
    </style:style>
    <style:style style:name="P35" style:family="paragraph" style:parent-style-name="Standard" style:list-style-name="L1">
      <style:text-properties officeooo:rsid="0029e2be" officeooo:paragraph-rsid="0029e2be"/>
    </style:style>
    <style:style style:name="P36" style:family="paragraph" style:parent-style-name="Standard" style:list-style-name="L1">
      <style:text-properties officeooo:rsid="0016b941" officeooo:paragraph-rsid="0016b941"/>
    </style:style>
    <style:style style:name="P37" style:family="paragraph" style:parent-style-name="Standard" style:list-style-name="L1">
      <style:text-properties officeooo:rsid="00197b9b" officeooo:paragraph-rsid="00197b9b"/>
    </style:style>
    <style:style style:name="P38" style:family="paragraph" style:parent-style-name="Standard" style:list-style-name="L1">
      <style:text-properties officeooo:rsid="00313e84" officeooo:paragraph-rsid="00313e84"/>
    </style:style>
    <style:style style:name="T1" style:family="text">
      <style:text-properties officeooo:rsid="00109c2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9c22" style:font-weight-asian="bold" style:font-weight-complex="bold"/>
    </style:style>
    <style:style style:name="T4" style:family="text">
      <style:text-properties fo:font-weight="bold" officeooo:rsid="0020cd19" style:font-weight-asian="bold" style:font-weight-complex="bold"/>
    </style:style>
    <style:style style:name="T5" style:family="text">
      <style:text-properties fo:font-weight="bold" officeooo:rsid="0024db5b" style:font-weight-asian="bold" style:font-weight-complex="bold"/>
    </style:style>
    <style:style style:name="T6" style:family="text">
      <style:text-properties fo:font-weight="bold" officeooo:rsid="00231957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e8e40" style:font-weight-asian="normal" style:font-weight-complex="normal"/>
    </style:style>
    <style:style style:name="T9" style:family="text">
      <style:text-properties fo:font-weight="normal" officeooo:rsid="0020cd19" style:font-weight-asian="normal" style:font-weight-complex="normal"/>
    </style:style>
    <style:style style:name="T10" style:family="text">
      <style:text-properties fo:font-weight="normal" officeooo:rsid="00256184" style:font-weight-asian="normal" style:font-weight-complex="normal"/>
    </style:style>
    <style:style style:name="T11" style:family="text">
      <style:text-properties fo:font-weight="normal" officeooo:rsid="0027ddf4" style:font-weight-asian="normal" style:font-weight-complex="normal"/>
    </style:style>
    <style:style style:name="T12" style:family="text">
      <style:text-properties officeooo:rsid="0020cd19"/>
    </style:style>
    <style:style style:name="T13" style:family="text">
      <style:text-properties officeooo:rsid="00231957"/>
    </style:style>
    <style:style style:name="T14" style:family="text">
      <style:text-properties officeooo:rsid="00241dfb"/>
    </style:style>
    <style:style style:name="T15" style:family="text">
      <style:text-properties officeooo:rsid="0024db5b"/>
    </style:style>
    <style:style style:name="T16" style:family="text">
      <style:text-properties officeooo:rsid="002a54fc"/>
    </style:style>
    <style:style style:name="T17" style:family="text">
      <style:text-properties officeooo:rsid="002bc456"/>
    </style:style>
    <style:style style:name="T18" style:family="text">
      <style:text-properties officeooo:rsid="002bd741"/>
    </style:style>
    <style:style style:name="T19" style:family="text">
      <style:text-properties officeooo:rsid="002dcd19"/>
    </style:style>
    <style:style style:name="T20" style:family="text">
      <style:text-properties officeooo:rsid="003067f1"/>
    </style:style>
    <style:style style:name="T21" style:family="text">
      <style:text-properties officeooo:rsid="00335d35"/>
    </style:style>
    <style:style style:name="T22" style:family="text">
      <style:text-properties officeooo:rsid="00385d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cumentación</text:p>
      <text:p text:style-name="P3">Página web Grand Slam</text:p>
      <text:p text:style-name="P2"/>
      <text:p text:style-name="P17"/>
      <text:list xml:id="list4000057890" text:style-name="L1">
        <text:list-item>
          <text:p text:style-name="P20">Filosofía Mobile First.</text:p>
          <text:p text:style-name="P21"/>
        </text:list-item>
        <text:list-item>
          <text:p text:style-name="P19"><text:span text:style-name="T3">Grid-View</text:span><text:span text:style-name="T1"> de </text:span><text:span text:style-name="T3">13 columnas</text:span><text:span text:style-name="T1"> (7.69%).</text:span></text:p>
          <text:p text:style-name="P19"/>
        </text:list-item>
        <text:list-item>
          <text:p text:style-name="P23">Utilizo <text:span text:style-name="T2">3 Break-Points</text:span></text:p>
          <text:list>
            <text:list-item>
              <text:p text:style-name="P24">La principal será para Smartphones (resoluciones menores a 600px).</text:p>
            </text:list-item>
            <text:list-item>
              <text:p text:style-name="P24">Para tablets (resoluciones entre 600px y 768px).</text:p>
            </text:list-item>
            <text:list-item>
              <text:p text:style-name="P24">Para ordenadores (resoluciones superiores a 768px).</text:p>
            </text:list-item>
          </text:list>
          <text:p text:style-name="P19"/>
        </text:list-item>
        <text:list-item>
          <text:p text:style-name="P26">He utilizado el mismo <text:span text:style-name="T2">CSS</text:span> para todo, ya que las páginas son muy parecidas; he separado los estilos por comentarios, por ejemplo, los estilos para los elementos del index estará dentro de: /* INDEX */</text:p>
        </text:list-item>
      </text:list>
      <text:p text:style-name="P9"/>
      <text:p text:style-name="P13">Modo - Smartphone</text:p>
      <text:p text:style-name="P9"/>
      <text:p text:style-name="P5">Index</text:p>
      <text:p text:style-name="P9"/>
      <text:list xml:id="list654858837" text:style-name="L2">
        <text:list-item>
          <text:p text:style-name="P29"><text:span text:style-name="T2">Cabecera</text:span> de tamaño col-13 (100%) <text:span text:style-name="T15">y posicionamiento </text:span><text:span text:style-name="T5">sticky </text:span><text:span text:style-name="T10">(y un borde recortado)</text:span>. No mostrará la lista de botones ya que tiene un <text:span text:style-name="T2">display: none</text:span>. <text:span text:style-name="T12"><text:s/>Dentro de esta, se encuentra un </text:span><text:span text:style-name="T4">logo/imagen</text:span><text:span text:style-name="T12"> de </text:span><text:span text:style-name="T9">Grand Slam,</text:span><text:span text:style-name="T12"> que es un link al index, por lo que nos sirve para volver atrás.</text:span></text:p>
          <text:p text:style-name="P29"/>
        </text:list-item>
        <text:list-item>
          <text:p text:style-name="P27"><text:span text:style-name="T18">Se nos</text:span> mue<text:span text:style-name="T12">s</text:span>tra las diferentes competiciones de Tenis con <text:span text:style-name="T2">imágenes</text:span> en grande, <text:span text:style-name="T17">que al tocar sobre ellas nos reenviará a su respectivo torneo</text:span>. <text:span text:style-name="T21">Podemos hacer scroll con la rueda del ratón para </text:span></text:p>
        </text:list-item>
      </text:list>
      <text:p text:style-name="P9"/>
      <text:p text:style-name="P9"/>
      <text:p text:style-name="P6">Páginas/Torneos</text:p>
      <text:p text:style-name="P10"/>
      <text:list xml:id="list104453935969963" text:continue-list="list4000057890" text:style-name="L1">
        <text:list-item>
          <text:p text:style-name="P30">Dentro de cada <text:span text:style-name="T2">página/competición</text:span>, se nos mostrará la foto del estadio principal <text:span text:style-name="T14">junto con </text:span>la información del torneo; más abajo aparecerá la <text:span text:style-name="T14">imagen e información sobre el/la campeón/a del torneo</text:span>.</text:p>
          <text:p text:style-name="P30"/>
        </text:list-item>
        <text:list-item>
          <text:p text:style-name="P32">Todo su contenido estará centrado.</text:p>
        </text:list-item>
      </text:list>
      <text:p text:style-name="P16"/>
      <text:p text:style-name="P16"/>
      <text:p text:style-name="P7">P<text:span text:style-name="T16">ie</text:span></text:p>
      <text:p text:style-name="P16"/>
      <text:list xml:id="list104453414835083" text:continue-numbering="true" text:style-name="L1">
        <text:list-item>
          <text:p text:style-name="P32">Aparecerá un <text:span text:style-name="T2">pie </text:span><text:span text:style-name="T7">el cuál contiene </text:span><text:span text:style-name="T11">información del creador y </text:span><text:span text:style-name="T7">cuatro botones:</text:span></text:p>
          <text:list>
            <text:list-item>
              <text:p text:style-name="P25">Web oficial de Grand Slam (representado por una casa).</text:p>
            </text:list-item>
            <text:list-item>
              <text:p text:style-name="P25">Facebook oficial del torneo en el que nos encontremos en ese momento (representado por la letra F).</text:p>
            </text:list-item>
            <text:list-item>
              <text:p text:style-name="P25">Twitter oficial del torneo en el que nos encontremos en ese momento (representado por un pájaro).</text:p>
            </text:list-item>
            <text:list-item>
              <text:p text:style-name="P25">Ubicación real del torneo en el que nos encontremos en ese momento (representado por una chincheta).</text:p>
            </text:list-item>
          </text:list>
        </text:list-item>
      </text:list>
      <text:p text:style-name="P9"><text:soft-page-break/></text:p>
      <text:p text:style-name="P8"/>
      <text:p text:style-name="P8"/>
      <text:p text:style-name="P14">Modo - Tablet</text:p>
      <text:p text:style-name="P11"/>
      <text:p text:style-name="P7">Index</text:p>
      <text:p text:style-name="P7"/>
      <text:list xml:id="list104455252988016" text:continue-numbering="true" text:style-name="L1">
        <text:list-item>
          <text:p text:style-name="P34">La<text:span text:style-name="T19">s</text:span> im<text:span text:style-name="T19">ágenes tendrá una pequeña separación entre ellas y una sombra de color plateado</text:span>.</text:p>
        </text:list-item>
      </text:list>
      <text:p text:style-name="P7"/>
      <text:p text:style-name="P7"/>
      <text:p text:style-name="P7">Páginas/Torneos</text:p>
      <text:p text:style-name="P7"/>
      <text:list xml:id="list104453784169008" text:continue-numbering="true" text:style-name="L1">
        <text:list-item>
          <text:p text:style-name="P35">La imagen de <text:span text:style-name="T2">fondo</text:span> cambiará a una más oscura.</text:p>
          <text:p text:style-name="P35"/>
        </text:list-item>
        <text:list-item>
          <text:p text:style-name="P35">El color del <text:span text:style-name="T2">texto</text:span> cambiará a uno más claro para hacer contraste con el fondo y que sea <text:span text:style-name="T20">legible.</text:span></text:p>
        </text:list-item>
      </text:list>
      <text:p text:style-name="P9"/>
      <text:p text:style-name="P9"/>
      <text:p text:style-name="P9"/>
      <text:p text:style-name="P12">Modo – Ordenador</text:p>
      <text:p text:style-name="P12"/>
      <text:p text:style-name="P15">Index</text:p>
      <text:p text:style-name="P9"/>
      <text:list xml:id="list104454051753330" text:continue-numbering="true" text:style-name="L1">
        <text:list-item>
          <text:p text:style-name="P26"><text:span text:style-name="T4">Cabecera</text:span><text:span text:style-name="T12"> de tamaño col-1 para que la página de un aspecto horizontal.</text:span></text:p>
          <text:p text:style-name="P26"/>
        </text:list-item>
        <text:list-item>
          <text:p text:style-name="P26"><text:s/><text:span text:style-name="T13">Las </text:span><text:span text:style-name="T6">imágenes del index</text:span><text:span text:style-name="T13"> tendrán efectos de transición y de sombra al pasar el ratón sobre ellas</text:span>. <text:span text:style-name="T13">Ahora aparecerá la</text:span> lista con los nombres <text:span text:style-name="T13">de los diferentes torneos </text:span>dentro de la cabecera (Wimbledon, Roland Garros etc) <text:span text:style-name="T13">los cuales </text:span>son <text:span text:style-name="T2">anclas</text:span> a estas imágenes. <text:span text:style-name="T13">A</text:span>l pinchar en ellas nos manda a su respectivas páginas web.</text:p>
        </text:list-item>
      </text:list>
      <text:p text:style-name="P9"/>
      <text:p text:style-name="P9"/>
      <text:p text:style-name="P4">Páginas/Torneos</text:p>
      <text:p text:style-name="P9"/>
      <text:list xml:id="list104454468479689" text:continue-numbering="true" text:style-name="L1">
        <text:list-item>
          <text:p text:style-name="P31">Dentro de cada <text:span text:style-name="T2">página/competición</text:span>, se nos mostrará la información del torneo junto con la foto del estadio principal; más abajo aparecerá en la posición inversa la información sobre el campeón/a y su fotografía.</text:p>
          <text:p text:style-name="P31"/>
        </text:list-item>
        <text:list-item>
          <text:p text:style-name="P33">Todo su contenido estará <text:span text:style-name="T22">alineado a la izquierda</text:span>.</text:p>
          <text:p text:style-name="P31"/>
        </text:list-item>
        <text:list-item>
          <text:p text:style-name="P36">Las <text:span text:style-name="T2">imágenes</text:span> tienen un filtro con escala de grises. Cuando pasamos el ratón sobre cada imagen, este filtro desaparecerá y de esta manera se coloreará la imagen.</text:p>
          <text:p text:style-name="P36"/>
          <text:p text:style-name="P22">NOTA: <text:span text:style-name="T7">Las imágenes y párrafos tienen transiciones al aparecer la página, pero al cargarlas desde Web-Host no cargan </text:span><text:span text:style-name="T8">(solo aparecen al cargarlas desde los archivos locales)</text:span><text:span text:style-name="T7">.</text:span></text:p>
          <text:p text:style-name="P36"/>
        </text:list-item>
        <text:list-item>
          <text:p text:style-name="P37">La función de la <text:span text:style-name="T2">lista</text:span> de la cabecera (anclas en el index) cambiará, y al pinchar sobre cada una nos reenviará a cada competición. Aparte se nos añadirá en la lista el botón <text:span text:style-name="T2">Home</text:span> para volver al index (misma función que el <text:span text:style-name="T2">Logo</text:span> de la cabecera).</text:p>
          <text:p text:style-name="P37"/>
        </text:list-item>
        <text:list-item>
          <text:p text:style-name="P38">El <text:span text:style-name="T2">pie</text:span> desaparecerá con un display: non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9c22" officeooo:paragraph-rsid="00109c2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arlos Sepúlveda Ibars<text:tab/><text:tab/>1º ASI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3:19:47.274000000</meta:creation-date>
    <dc:date>2019-05-29T10:27:02.213000000</dc:date>
    <meta:editing-duration>PT1H28M16S</meta:editing-duration>
    <meta:editing-cycles>36</meta:editing-cycles>
    <meta:generator>LibreOffice/6.1.3.2$Windows_X86_64 LibreOffice_project/86daf60bf00efa86ad547e59e09d6bb77c699acb</meta:generator>
    <meta:document-statistic meta:table-count="0" meta:image-count="0" meta:object-count="0" meta:page-count="2" meta:paragraph-count="52" meta:word-count="572" meta:character-count="3255" meta:non-whitespace-character-count="2757"/>
  </office:meta>
</office:document-meta>
</file>